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76cm"/>
      <style:text-properties fo:color="#000000" style:font-name="Droid Sans Mono" fo:font-size="9pt" fo:font-weight="normal" fo:background-color="#fffffe"/>
    </style:style>
    <style:style style:name="P2" style:family="paragraph" style:parent-style-name="Standard">
      <style:paragraph-properties style:line-height-at-least="0.476cm"/>
      <style:text-properties fo:color="#000000" style:font-name="Droid Sans Mono" fo:font-size="9pt" fo:font-weight="normal" officeooo:rsid="00125a96" officeooo:paragraph-rsid="00125a96" fo:background-color="#fffffe"/>
    </style:style>
    <style:style style:name="P3" style:family="paragraph" style:parent-style-name="Standard">
      <style:paragraph-properties style:line-height-at-least="0.476cm"/>
      <style:text-properties fo:color="#000000" fo:background-color="#fffffe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size="9pt" fo:font-weight="normal"/>
    </style:style>
    <style:style style:name="T3" style:family="text">
      <style:text-properties fo:color="#808080"/>
    </style:style>
    <style:style style:name="T4" style:family="text">
      <style:text-properties fo:color="#ff0000"/>
    </style:style>
    <style:style style:name="T5" style:family="text">
      <style:text-properties fo:color="#800000"/>
    </style:style>
    <style:style style:name="T6" style:family="text">
      <style:text-properties fo:color="#800000" style:font-name="Droid Sans Mono" fo:font-size="9pt" fo:font-weight="normal"/>
    </style:style>
    <style:style style:name="T7" style:family="text">
      <style:text-properties style:font-name="Droid Sans Mono" fo:font-size="9pt" fo:font-weight="normal"/>
    </style:style>
    <style:style style:name="T8" style:family="text">
      <style:text-properties style:font-name-asian="Droid Sans Mono" style:font-size-asian="9pt" style:font-weight-asian="normal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피인용문헌 </text:span></text:p>
      <text:p text:style-name="P1"><text:span text:style-name="T1"/></text:p>
      <text:p text:style-name="P1"><text:span text:style-name="T1">&lt;</text:span><text:span text:style-name="T5">citingInfo</text:span><text:span text:style-name="T1">&gt;</text:span></text:p>
      <text:p text:style-name="P1"><text:span text:style-name="T1">&lt;</text:span><text:span text:style-name="T5">StandardCitationApplicationNumber</text:span><text:span text:style-name="T1">&gt;</text:span><text:span text:style-name="T9">1020170085211</text:span><text:span text:style-name="T1">&lt;/</text:span><text:span text:style-name="T5">StandardCitationApplicationNumber</text:span><text:span text:style-name="T1">&gt;</text:span></text:p>
      <text:p text:style-name="P1"><text:span text:style-name="T1">&lt;</text:span><text:span text:style-name="T5">ApplicationNumber</text:span><text:span text:style-name="T1">&gt;</text:span><text:span text:style-name="T9">1020180064192</text:span><text:span text:style-name="T1">&lt;/</text:span><text:span text:style-name="T5">ApplicationNumber</text:span><text:span text:style-name="T1">&gt;</text:span></text:p>
      <text:p text:style-name="P1"><text:span text:style-name="T1">&lt;</text:span><text:span text:style-name="T5">StandardStatusCode</text:span><text:span text:style-name="T1">&gt;</text:span>20001<text:span text:style-name="T1">&lt;/</text:span><text:span text:style-name="T5">StandardStatusCode</text:span><text:span text:style-name="T1">&gt;</text:span></text:p>
      <text:p text:style-name="P3"><text:span text:style-name="T2">&lt;</text:span><text:span text:style-name="T6">StandardStatusCodeName</text:span><text:span text:style-name="T2">&gt;</text:span><text:span text:style-name="T8">표준화</text:span><text:span text:style-name="T2">&lt;/</text:span><text:span text:style-name="T6">StandardStatusCodeName</text:span><text:span text:style-name="T2">&gt;</text:span></text:p>
      <text:p text:style-name="P1"><text:span text:style-name="T1">&lt;</text:span><text:span text:style-name="T5">CitationLiteratureTypeCode</text:span><text:span text:style-name="T1">&gt;</text:span>E0805<text:span text:style-name="T1">&lt;/</text:span><text:span text:style-name="T5">CitationLiteratureTypeCode</text:span><text:span text:style-name="T1">&gt;</text:span></text:p>
      <text:p text:style-name="P3"><text:span text:style-name="T2">&lt;</text:span><text:span text:style-name="T6">CitationLiteratureTypeCodeName</text:span><text:span text:style-name="T2">&gt;</text:span><text:span text:style-name="T8">선행기술조사문헌</text:span><text:span text:style-name="T2">&lt;/</text:span><text:span text:style-name="T6">CitationLiteratureTypeCodeName</text:span><text:span text:style-name="T2">&gt;</text:span></text:p>
      <text:p text:style-name="P1"><text:span text:style-name="T1">&lt;/</text:span><text:span text:style-name="T5">citingInfo</text:span><text:span text:style-name="T1">&gt;</text:span></text:p>
      <text:p text:style-name="P1"><text:span text:style-name="T1"/></text:p>
      <text:p text:style-name="Standard"/>
      <text:p text:style-name="Standard">인용문헌</text:p>
      <text:p text:style-name="P1"><text:span text:style-name="T1"/></text:p>
      <text:p text:style-name="P1"><text:span text:style-name="T1">&lt;</text:span><text:span text:style-name="T5">citationInfoV3</text:span><text:span text:style-name="T1">&gt;</text:span></text:p>
      <text:p text:style-name="P1"><text:span text:style-name="T1">&lt;</text:span><text:span text:style-name="T5">ApplicationNumber</text:span><text:span text:style-name="T1">&gt;</text:span><text:span text:style-name="T9">1020180064192</text:span><text:span text:style-name="T1">&lt;/</text:span><text:span text:style-name="T5">ApplicationNumber</text:span><text:span text:style-name="T1">&gt;</text:span></text:p>
      <text:p text:style-name="P1"><text:span text:style-name="T1">&lt;</text:span><text:span text:style-name="T5">OriginalcitationLiteraturenumber</text:span><text:span text:style-name="T1">&gt;</text:span>KR101830109 B1<text:span text:style-name="T1">&lt;/</text:span><text:span text:style-name="T5">OriginalcitationLiteraturenumber</text:span><text:span text:style-name="T1">&gt;</text:span></text:p>
      <text:p text:style-name="P1"><text:span text:style-name="T1">&lt;</text:span><text:span text:style-name="T5">OriginalcitationLiteraturenumberDate</text:span><text:span text:style-name="T1">&gt;</text:span> <text:span text:style-name="T1">&lt;/</text:span><text:span text:style-name="T5">OriginalcitationLiteraturenumberDate</text:span><text:span text:style-name="T1">&gt;</text:span></text:p>
      <text:p text:style-name="P1"><text:span text:style-name="T1">&lt;</text:span><text:span text:style-name="T5">StandardCitationLiteraturenumber</text:span><text:span text:style-name="T1">&gt;</text:span>1018301090000<text:span text:style-name="T1">&lt;/</text:span><text:span text:style-name="T5">StandardCitationLiteraturenumber</text:span><text:span text:style-name="T1">&gt;</text:span></text:p>
      <text:p text:style-name="P1"><text:span text:style-name="T1">&lt;</text:span><text:span text:style-name="T5">StandardCitationLiteratureCountryCode</text:span><text:span text:style-name="T1">&gt;</text:span>KR<text:span text:style-name="T1">&lt;/</text:span><text:span text:style-name="T5">StandardCitationLiteratureCountryCode</text:span><text:span text:style-name="T1">&gt;</text:span></text:p>
      <text:p text:style-name="P3"><text:span text:style-name="T2">&lt;</text:span><text:span text:style-name="T6">StandardCitationLiteratureCountryCodeName</text:span><text:span text:style-name="T2">&gt;</text:span><text:span text:style-name="T8">대한민국</text:span><text:span text:style-name="T2">&lt;/</text:span><text:span text:style-name="T6">StandardCitationLiteratureCountryCodeName</text:span><text:span text:style-name="T2">&gt;</text:span></text:p>
      <text:p text:style-name="P1"><text:span text:style-name="T1">&lt;</text:span><text:span text:style-name="T5">StandardCitationIdentificationCode</text:span><text:span text:style-name="T1">&gt;</text:span>B1<text:span text:style-name="T1">&lt;/</text:span><text:span text:style-name="T5">StandardCitationIdentificationCode</text:span><text:span text:style-name="T1">&gt;</text:span></text:p>
      <text:p text:style-name="P1"><text:span text:style-name="T1">&lt;</text:span><text:span text:style-name="T5">StandardCitationLiteraturePublicationDate</text:span><text:span text:style-name="T1">&gt;</text:span>20180220<text:span text:style-name="T1">&lt;/</text:span><text:span text:style-name="T5">StandardCitationLiteraturePublicationDate</text:span><text:span text:style-name="T1">&gt;</text:span></text:p>
      <text:p text:style-name="P1"><text:span text:style-name="T1">&lt;</text:span><text:span text:style-name="T5">StandardStatusCode</text:span><text:span text:style-name="T1">&gt;</text:span>20001<text:span text:style-name="T1">&lt;/</text:span><text:span text:style-name="T5">StandardStatusCode</text:span><text:span text:style-name="T1">&gt;</text:span></text:p>
      <text:p text:style-name="P3"><text:span text:style-name="T2">&lt;</text:span><text:span text:style-name="T6">StandardStatusCodeName</text:span><text:span text:style-name="T2">&gt;</text:span><text:span text:style-name="T8">표준화</text:span><text:span text:style-name="T2">&lt;/</text:span><text:span text:style-name="T6">StandardStatusCodeName</text:span><text:span text:style-name="T2">&gt;</text:span></text:p>
      <text:p text:style-name="P1"><text:span text:style-name="T1">&lt;</text:span><text:span text:style-name="T5">CitationLiteratureTypeCode</text:span><text:span text:style-name="T1">&gt;</text:span>E0805<text:span text:style-name="T1">&lt;/</text:span><text:span text:style-name="T5">CitationLiteratureTypeCode</text:span><text:span text:style-name="T1">&gt;</text:span></text:p>
      <text:p text:style-name="P3"><text:span text:style-name="T2">&lt;</text:span><text:span text:style-name="T6">CitationLiteratureTypeCodeName</text:span><text:span text:style-name="T2">&gt;</text:span><text:span text:style-name="T8">선행기술조사문헌</text:span><text:span text:style-name="T2">&lt;/</text:span><text:span text:style-name="T6">CitationLiteratureTypeCodeName</text:span><text:span text:style-name="T2">&gt;</text:span></text:p>
      <text:p text:style-name="P1"><text:span text:style-name="T1">&lt;/</text:span><text:span text:style-name="T5">citationInfoV3</text:span><text:span text:style-name="T1">&gt;</text:span></text:p>
      <text:p text:style-name="P1"><text:span text:style-name="T1">&lt;</text:span><text:span text:style-name="T5">citationInfoV3</text:span><text:span text:style-name="T1">&gt;</text:span></text:p>
      <text:p text:style-name="P1"><text:span text:style-name="T1">&lt;</text:span><text:span text:style-name="T5">ApplicationNumber</text:span><text:span text:style-name="T1">&gt;</text:span>1020180064192<text:span text:style-name="T1">&lt;/</text:span><text:span text:style-name="T5">ApplicationNumber</text:span><text:span text:style-name="T1">&gt;</text:span></text:p>
      <text:p text:style-name="P1"><text:span text:style-name="T1">&lt;</text:span><text:span text:style-name="T5">OriginalcitationLiteraturenumber</text:span><text:span text:style-name="T1">&gt;</text:span>KR101359345 B1<text:span text:style-name="T1">&lt;/</text:span><text:span text:style-name="T5">OriginalcitationLiteraturenumber</text:span><text:span text:style-name="T1">&gt;</text:span></text:p>
      <text:p text:style-name="P1"><text:span text:style-name="T1">&lt;</text:span><text:span text:style-name="T5">OriginalcitationLiteraturenumberDate</text:span><text:span text:style-name="T1">&gt;</text:span> <text:span text:style-name="T1">&lt;/</text:span><text:span text:style-name="T5">OriginalcitationLiteraturenumberDate</text:span><text:span text:style-name="T1">&gt;</text:span></text:p>
      <text:p text:style-name="P1"><text:span text:style-name="T1">&lt;</text:span><text:span text:style-name="T5">StandardCitationLiteraturenumber</text:span><text:span text:style-name="T1">&gt;</text:span>1013593450000<text:span text:style-name="T1">&lt;/</text:span><text:span text:style-name="T5">StandardCitationLiteraturenumber</text:span><text:span text:style-name="T1">&gt;</text:span></text:p>
      <text:p text:style-name="P1"><text:span text:style-name="T1">&lt;</text:span><text:span text:style-name="T5">StandardCitationLiteratureCountryCode</text:span><text:span text:style-name="T1">&gt;</text:span>KR<text:span text:style-name="T1">&lt;/</text:span><text:span text:style-name="T5">StandardCitationLiteratureCountryCode</text:span><text:span text:style-name="T1">&gt;</text:span></text:p>
      <text:p text:style-name="P3"><text:span text:style-name="T2">&lt;</text:span><text:span text:style-name="T6">StandardCitationLiteratureCountryCodeName</text:span><text:span text:style-name="T2">&gt;</text:span><text:span text:style-name="T8">대한민국</text:span><text:span text:style-name="T2">&lt;/</text:span><text:span text:style-name="T6">StandardCitationLiteratureCountryCodeName</text:span><text:span text:style-name="T2">&gt;</text:span></text:p>
      <text:p text:style-name="P1"><text:span text:style-name="T1">&lt;</text:span><text:span text:style-name="T5">StandardCitationIdentificationCode</text:span><text:span text:style-name="T1">&gt;</text:span>B1<text:span text:style-name="T1">&lt;/</text:span><text:span text:style-name="T5">StandardCitationIdentificationCode</text:span><text:span text:style-name="T1">&gt;</text:span></text:p>
      <text:p text:style-name="P1"><text:span text:style-name="T1">&lt;</text:span><text:span text:style-name="T5">StandardCitationLiteraturePublicationDate</text:span><text:span text:style-name="T1">&gt;</text:span>20140211<text:span text:style-name="T1">&lt;/</text:span><text:span text:style-name="T5">StandardCitationLiteraturePublicationDate</text:span><text:span text:style-name="T1">&gt;</text:span></text:p>
      <text:p text:style-name="P1"><text:span text:style-name="T1">&lt;</text:span><text:span text:style-name="T5">StandardStatusCode</text:span><text:span text:style-name="T1">&gt;</text:span>20001<text:span text:style-name="T1">&lt;/</text:span><text:span text:style-name="T5">StandardStatusCode</text:span><text:span text:style-name="T1">&gt;</text:span></text:p>
      <text:p text:style-name="P3"><text:span text:style-name="T2">&lt;</text:span><text:span text:style-name="T6">StandardStatusCodeName</text:span><text:span text:style-name="T2">&gt;</text:span><text:span text:style-name="T8">표준화</text:span><text:span text:style-name="T2">&lt;/</text:span><text:span text:style-name="T6">StandardStatusCodeName</text:span><text:span text:style-name="T2">&gt;</text:span></text:p>
      <text:p text:style-name="P1"><text:span text:style-name="T1">&lt;</text:span><text:span text:style-name="T5">CitationLiteratureTypeCode</text:span><text:span text:style-name="T1">&gt;</text:span>E0805<text:span text:style-name="T1">&lt;/</text:span><text:span text:style-name="T5">CitationLiteratureTypeCode</text:span><text:span text:style-name="T1">&gt;</text:span></text:p>
      <text:p text:style-name="P3"><text:span text:style-name="T2">&lt;</text:span><text:span text:style-name="T6">CitationLiteratureTypeCodeName</text:span><text:span text:style-name="T2">&gt;</text:span><text:span text:style-name="T8">선행기술조사문헌</text:span><text:span text:style-name="T2">&lt;/</text:span><text:span text:style-name="T6">CitationLiteratureTypeCodeName</text:span><text:span text:style-name="T2">&gt;</text:span></text:p>
      <text:p text:style-name="P1"><text:span text:style-name="T1">&lt;/</text:span><text:span text:style-name="T5">citationInfoV3</text:span><text:span text:style-name="T1">&gt;</text:span></text:p>
      <text:p text:style-name="P1"><text:span text:style-name="T1">&lt;</text:span><text:span text:style-name="T5">citationInfoV3</text:span><text:span text:style-name="T1">&gt;</text:span></text:p>
      <text:p text:style-name="P1"><text:span text:style-name="T1">&lt;</text:span><text:span text:style-name="T5">ApplicationNumber</text:span><text:span text:style-name="T1">&gt;</text:span>1020180064192<text:span text:style-name="T1">&lt;/</text:span><text:span text:style-name="T5">ApplicationNumber</text:span><text:span text:style-name="T1">&gt;</text:span></text:p>
      <text:p text:style-name="P1"><text:span text:style-name="T1">&lt;</text:span><text:span text:style-name="T5">OriginalcitationLiteraturenumber</text:span><text:span text:style-name="T1">&gt;</text:span>KR101650177 B1<text:span text:style-name="T1">&lt;/</text:span><text:span text:style-name="T5">OriginalcitationLiteraturenumber</text:span><text:span text:style-name="T1">&gt;</text:span></text:p>
      <text:p text:style-name="P1"><text:span text:style-name="T1">&lt;</text:span><text:span text:style-name="T5">OriginalcitationLiteraturenumberDate</text:span><text:span text:style-name="T1">&gt;</text:span> <text:span text:style-name="T1">&lt;/</text:span><text:span text:style-name="T5">OriginalcitationLiteraturenumberDate</text:span><text:span text:style-name="T1">&gt;</text:span></text:p>
      <text:p text:style-name="P1"><text:span text:style-name="T1">&lt;</text:span><text:span text:style-name="T5">StandardCitationLiteraturenumber</text:span><text:span text:style-name="T1">&gt;</text:span>1016501770000<text:span text:style-name="T1">&lt;/</text:span><text:span text:style-name="T5">StandardCitationLiteraturenumber</text:span><text:span text:style-name="T1">&gt;</text:span></text:p>
      <text:p text:style-name="P1"><text:span text:style-name="T1">&lt;</text:span><text:span text:style-name="T5">StandardCitationLiteratureCountryCode</text:span><text:span text:style-name="T1">&gt;</text:span>KR<text:span text:style-name="T1">&lt;/</text:span><text:span text:style-name="T5">StandardCitationLiteratureCountryCode</text:span><text:span text:style-name="T1">&gt;</text:span></text:p>
      <text:p text:style-name="P3"><text:span text:style-name="T2">&lt;</text:span><text:span text:style-name="T6">StandardCitationLiteratureCountryCodeName</text:span><text:span text:style-name="T2">&gt;</text:span><text:span text:style-name="T8">대한민국</text:span><text:span text:style-name="T2">&lt;/</text:span><text:span text:style-name="T6">StandardCitationLiteratureCountryCodeName</text:span><text:span text:style-name="T2">&gt;</text:span></text:p>
      <text:p text:style-name="P1"><text:span text:style-name="T1">&lt;</text:span><text:span text:style-name="T5">StandardCitationIdentificationCode</text:span><text:span text:style-name="T1">&gt;</text:span>B1<text:span text:style-name="T1">&lt;/</text:span><text:span text:style-name="T5">StandardCitationIdentificationCode</text:span><text:span text:style-name="T1">&gt;</text:span></text:p>
      <text:p text:style-name="P1"><text:span text:style-name="T1">&lt;</text:span><text:span text:style-name="T5">StandardCitationLiteraturePublicationDate</text:span><text:span text:style-name="T1">&gt;</text:span>20160905<text:span text:style-name="T1">&lt;/</text:span><text:span text:style-name="T5">StandardCitationLiteraturePublicationDate</text:span><text:span text:style-name="T1">&gt;</text:span></text:p>
      <text:p text:style-name="P1"><text:span text:style-name="T1">&lt;</text:span><text:span text:style-name="T5">StandardStatusCode</text:span><text:span text:style-name="T1">&gt;</text:span>20001<text:span text:style-name="T1">&lt;/</text:span><text:span text:style-name="T5">StandardStatusCode</text:span><text:span text:style-name="T1">&gt;</text:span></text:p>
      <text:p text:style-name="P3"><text:span text:style-name="T2">&lt;</text:span><text:span text:style-name="T6">StandardStatusCodeName</text:span><text:span text:style-name="T2">&gt;</text:span><text:span text:style-name="T8">표준화</text:span><text:span text:style-name="T2">&lt;/</text:span><text:span text:style-name="T6">StandardStatusCodeName</text:span><text:span text:style-name="T2">&gt;</text:span></text:p>
      <text:p text:style-name="P1"><text:soft-page-break/><text:span text:style-name="T1">&lt;</text:span><text:span text:style-name="T5">CitationLiteratureTypeCode</text:span><text:span text:style-name="T1">&gt;</text:span>E0805<text:span text:style-name="T1">&lt;/</text:span><text:span text:style-name="T5">CitationLiteratureTypeCode</text:span><text:span text:style-name="T1">&gt;</text:span></text:p>
      <text:p text:style-name="P3"><text:span text:style-name="T2">&lt;</text:span><text:span text:style-name="T6">CitationLiteratureTypeCodeName</text:span><text:span text:style-name="T2">&gt;</text:span><text:span text:style-name="T8">선행기술조사문헌</text:span><text:span text:style-name="T2">&lt;/</text:span><text:span text:style-name="T6">CitationLiteratureTypeCodeName</text:span><text:span text:style-name="T2">&gt;</text:span></text:p>
      <text:p text:style-name="P1"><text:span text:style-name="T1">&lt;/</text:span><text:span text:style-name="T5">citationInfoV3</text:span><text:span text:style-name="T1">&gt;</text:span></text:p>
      <text:p text:style-name="P1"><text:span text:style-name="T1">&lt;</text:span><text:span text:style-name="T5">citationInfoV3</text:span><text:span text:style-name="T1">&gt;</text:span></text:p>
      <text:p text:style-name="P1"><text:span text:style-name="T1">&lt;</text:span><text:span text:style-name="T5">ApplicationNumber</text:span><text:span text:style-name="T1">&gt;</text:span>1020180064192<text:span text:style-name="T1">&lt;/</text:span><text:span text:style-name="T5">ApplicationNumber</text:span><text:span text:style-name="T1">&gt;</text:span></text:p>
      <text:p text:style-name="P3"><text:span text:style-name="T2">&lt;</text:span><text:span text:style-name="T6">OriginalcitationLiteraturenumber</text:span><text:span text:style-name="T2">&gt;</text:span><text:span text:style-name="T8">등록특허공보 제</text:span><text:span text:style-name="T7">101650177</text:span><text:span text:style-name="T8">호</text:span><text:span text:style-name="T7">20160905 1</text:span><text:span text:style-name="T8">부</text:span><text:span text:style-name="T2">&lt;/</text:span><text:span text:style-name="T6">OriginalcitationLiteraturenumber</text:span><text:span text:style-name="T2">&gt;</text:span></text:p>
      <text:p text:style-name="P1"><text:span text:style-name="T1">&lt;</text:span><text:span text:style-name="T5">OriginalcitationLiteraturenumberDate</text:span><text:span text:style-name="T1">&gt;</text:span>20160905<text:span text:style-name="T1">&lt;/</text:span><text:span text:style-name="T5">OriginalcitationLiteraturenumberDate</text:span><text:span text:style-name="T1">&gt;</text:span></text:p>
      <text:p text:style-name="P1"><text:span text:style-name="T1">&lt;</text:span><text:span text:style-name="T5">StandardCitationLiteraturenumber</text:span><text:span text:style-name="T1">&gt;</text:span>1016501770000<text:span text:style-name="T1">&lt;/</text:span><text:span text:style-name="T5">StandardCitationLiteraturenumber</text:span><text:span text:style-name="T1">&gt;</text:span></text:p>
      <text:p text:style-name="P1"><text:span text:style-name="T1">&lt;</text:span><text:span text:style-name="T5">StandardCitationLiteratureCountryCode</text:span><text:span text:style-name="T1">&gt;</text:span>KR<text:span text:style-name="T1">&lt;/</text:span><text:span text:style-name="T5">StandardCitationLiteratureCountryCode</text:span><text:span text:style-name="T1">&gt;</text:span></text:p>
      <text:p text:style-name="P3"><text:span text:style-name="T2">&lt;</text:span><text:span text:style-name="T6">StandardCitationLiteratureCountryCodeName</text:span><text:span text:style-name="T2">&gt;</text:span><text:span text:style-name="T8">대한민국</text:span><text:span text:style-name="T2">&lt;/</text:span><text:span text:style-name="T6">StandardCitationLiteratureCountryCodeName</text:span><text:span text:style-name="T2">&gt;</text:span></text:p>
      <text:p text:style-name="P1"><text:span text:style-name="T1">&lt;</text:span><text:span text:style-name="T5">StandardCitationIdentificationCode</text:span><text:span text:style-name="T1">&gt;</text:span>B1<text:span text:style-name="T1">&lt;/</text:span><text:span text:style-name="T5">StandardCitationIdentificationCode</text:span><text:span text:style-name="T1">&gt;</text:span></text:p>
      <text:p text:style-name="P1"><text:span text:style-name="T1">&lt;</text:span><text:span text:style-name="T5">StandardCitationLiteraturePublicationDate</text:span><text:span text:style-name="T1">&gt;</text:span>20160905<text:span text:style-name="T1">&lt;/</text:span><text:span text:style-name="T5">StandardCitationLiteraturePublicationDate</text:span><text:span text:style-name="T1">&gt;</text:span></text:p>
      <text:p text:style-name="P1"><text:span text:style-name="T1">&lt;</text:span><text:span text:style-name="T5">StandardStatusCode</text:span><text:span text:style-name="T1">&gt;</text:span>20001<text:span text:style-name="T1">&lt;/</text:span><text:span text:style-name="T5">StandardStatusCode</text:span><text:span text:style-name="T1">&gt;</text:span></text:p>
      <text:p text:style-name="P3"><text:span text:style-name="T2">&lt;</text:span><text:span text:style-name="T6">StandardStatusCodeName</text:span><text:span text:style-name="T2">&gt;</text:span><text:span text:style-name="T8">표준화</text:span><text:span text:style-name="T2">&lt;/</text:span><text:span text:style-name="T6">StandardStatusCodeName</text:span><text:span text:style-name="T2">&gt;</text:span></text:p>
      <text:p text:style-name="P1"><text:span text:style-name="T1">&lt;</text:span><text:span text:style-name="T5">CitationLiteratureTypeCode</text:span><text:span text:style-name="T1">&gt;</text:span>E0801<text:span text:style-name="T1">&lt;/</text:span><text:span text:style-name="T5">CitationLiteratureTypeCode</text:span><text:span text:style-name="T1">&gt;</text:span></text:p>
      <text:p text:style-name="P3"><text:span text:style-name="T2">&lt;</text:span><text:span text:style-name="T6">CitationLiteratureTypeCodeName</text:span><text:span text:style-name="T2">&gt;</text:span><text:span text:style-name="T8">발송문서</text:span><text:span text:style-name="T2">&lt;/</text:span><text:span text:style-name="T6">CitationLiteratureTypeCodeName</text:span><text:span text:style-name="T2">&gt;</text:span></text:p>
      <text:p text:style-name="P1"><text:span text:style-name="T1">&lt;/</text:span><text:span text:style-name="T5">citationInfoV3</text:span><text:span text:style-name="T1">&gt;</text:span></text:p>
      <text:p text:style-name="P1"><text:span text:style-name="T1">&lt;/</text:span><text:span text:style-name="T5">items</text:span><text:span text:style-name="T1">&gt;</text:span></text:p>
      <text:p text:style-name="P1"><text:span text:style-name="T1">&lt;/</text:span><text:span text:style-name="T5">body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10:23:26.653453532</meta:creation-date>
    <dc:date>2020-08-27T11:05:57.808266679</dc:date>
    <meta:editing-duration>P1DT2M</meta:editing-duration>
    <meta:editing-cycles>1</meta:editing-cycles>
    <meta:document-statistic meta:table-count="0" meta:image-count="0" meta:object-count="0" meta:page-count="2" meta:paragraph-count="68" meta:word-count="175" meta:character-count="4049" meta:non-whitespace-character-count="4040"/>
    <meta:generator>LibreOffice/6.4.4.2$Linux_X86_64 LibreOffice_project/40$Build-2</meta:generator>
  </office:meta>
</office:document-meta>
</file>